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6e68" officeooo:paragraph-rsid="00176e68"/>
    </style:style>
    <style:style style:name="P2" style:family="paragraph" style:parent-style-name="Text_20_body" style:list-style-name="L1"/>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In this module, you are working with lists and dictionaries. Consider the following scenario before you make your initial post.</text:p>
      <text:section text:style-name="Sect1" text:name="topicDescriptionContainerId340143">
        <text:list xml:id="list1709259470" text:style-name="L1">
          <text:list-item>
            <text:p text:style-name="P2">Lists and dictionaries in Python are similar in that they are both used to store a collection of other data. In many cases, a programmer could use either one effectively to achieve a particular goal. Imagine a collection of some sort of data and propose which collection data type, a list or a dictionary, you would choose. </text:p>
          </text:list-item>
        </text:list>
        <text:p text:style-name="Text_20_body">For your initial post, determine whether dictionaries or lists are the most efficient method, and provide a rationale based on what you learned in this module to support your decision.</text:p>
        <text:p text:style-name="Text_20_body">In your responses to your peers, choose posts that focused on a different example than yours did. Comment accordingly on their examples, and compare the functionality to the information you provided in your main post.</text:p>
        <text:p text:style-name="Text_20_body">Refer to the <text:a xlink:type="simple" xlink:href="https://snhu.brightspace.com/d2l/lor/viewer/viewFile.d2lfile/76618/721,-1/" office:target-frame-name="_blank" xlink:show="new" text:style-name="Internet_20_link" text:visited-style-name="Visited_20_Internet_20_Link">Discussion Rubric</text:a> for directions on completing these discussions.</text:p>
      </text:section>
      <text:p text:style-name="Standard"/>
      <text:p text:style-name="Standard"/>
      <text:p text:style-name="P1">Lists are simple compilation of content relative to each other, and can be easily looped through. Dictionaries are more complex, more like objects. They have keys or identifiers for each value. You can call a key or a value from the dictionary. This can be very useful in game programming for keeping player data, and movable asset data stored separately, and easily updated in your program.</text:p>
      <text:p text:style-name="P1"/>
      <text:p text:style-name="P1">Dictionaries and lists can be used together to create multidimensional objects. However I have been struggling with how to properly loop threw these multidimensional objects to effectively pull dynamic data out of it. I may need more practice, or it may simply require less dynamic approaches. </text:p>
      <text:p text:style-name="P1"/>
      <text:p text:style-name="P1">I noticed that basic variables are unique locations in memory while lists are shared memories. This is important to know as you are working on game programming and pulling and updating data. It’s important to understand that lists do not copy from one location to another, but instead each instance of the list points back to the first instance created. So updated to either list will update the results in both lists.<text:line-break/></text:p>
      <text:p text:style-name="P1">To see an example check out this page:</text:p>
      <text:p text:style-name="P1">https://stackoverflow.com/questions/13530998/python-variables-are-point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 S</meta:initial-creator>
    <meta:creation-date>2018-11-20T04:52:33.590233340</meta:creation-date>
    <dc:date>2018-11-23T23:41:12.966069247</dc:date>
    <dc:creator>E S</dc:creator>
    <meta:editing-duration>PT2M42S</meta:editing-duration>
    <meta:editing-cycles>2</meta:editing-cycles>
    <meta:generator>LibreOffice/6.0.6.2$Linux_X86_64 LibreOffice_project/00m0$Build-2</meta:generator>
    <meta:document-statistic meta:table-count="0" meta:image-count="0" meta:object-count="0" meta:page-count="1" meta:paragraph-count="10" meta:word-count="347" meta:character-count="2147" meta:non-whitespace-character-count="1808"/>
  </office:meta>
</office:document-meta>
</file>